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c13" officeooo:paragraph-rsid="001cdc13"/>
    </style:style>
    <style:style style:name="P2" style:family="paragraph" style:parent-style-name="Standard">
      <style:paragraph-properties fo:text-align="start" style:justify-single-word="false"/>
      <style:text-properties fo:font-size="28pt" officeooo:rsid="001cdc13" officeooo:paragraph-rsid="001cdc13" style:font-size-asian="28pt" style:font-size-complex="28pt"/>
    </style:style>
    <style:style style:name="P3" style:family="paragraph" style:parent-style-name="Standard">
      <style:text-properties fo:font-size="15pt" officeooo:rsid="001cdc13" officeooo:paragraph-rsid="001cdc13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so</text:p>
      <text:p text:style-name="P2"/>
      <text:p text:style-name="P1">Voz da Verdade</text:p>
      <text:p text:style-name="P1"/>
      <text:p text:style-name="P1"/>
      <text:p text:style-name="P3">Quanta gente sente estar sozinha</text:p>
      <text:p text:style-name="P3">Quanta gente sente solidão</text:p>
      <text:p text:style-name="P3">Pois a angústia é tamanha</text:p>
      <text:p text:style-name="P3">Dá vontade de tirar com a mão</text:p>
      <text:p text:style-name="P3">Não dá, não dá, não dá, assim não dá</text:p>
      <text:p text:style-name="P3"/>
      <text:p text:style-name="P3">Quanta gente cai e só lamenta</text:p>
      <text:p text:style-name="P3">Pois o vale é muito profundo</text:p>
      <text:p text:style-name="P3">O problema é maior que o mundo</text:p>
      <text:p text:style-name="P3">Dá vontade até de sumir</text:p>
      <text:p text:style-name="P3">Não dá, não dá, não dá, assim não dá</text:p>
      <text:p text:style-name="P3"/>
      <text:p text:style-name="P3">Existe um amigo verdadeiro</text:p>
      <text:p text:style-name="P3">Que tira a angústia e a solidão</text:p>
      <text:p text:style-name="P3">Pra Ele não há vale tão profundo</text:p>
      <text:p text:style-name="P3">Que não alcance a sua mão</text:p>
      <text:p text:style-name="P3"/>
      <text:p text:style-name="P3">Chega de cair, chega de estar só</text:p>
      <text:p text:style-name="P3">Vamos derrubar o nosso Jericó</text:p>
      <text:p text:style-name="P3">Vamos confiar, vamos ser espelho</text:p>
      <text:p text:style-name="P3">Em nome de Jesus abrir o nosso mar vermelho</text:p>
      <text:p text:style-name="P3"/>
      <text:p text:style-name="P3">Eu posso, eu posso, eu posso, eu posso</text:p>
      <text:p text:style-name="P3">Eu posso, eu posso, eu posso, eu posso</text:p>
      <text:p text:style-name="P3"/>
      <text:p text:style-name="P3">Eu vou conseguir, eu vou conseguir</text:p>
      <text:p text:style-name="P3">Eu vou, eu vou, eu vou conseguir</text:p>
      <text:p text:style-name="P3">Eu vou, eu vou, eu vou conseguir</text:p>
      <text:p text:style-name="P3">Eu vou, eu vou, eu vou conseguir</text:p>
      <text:p text:style-name="P3">Eu vou conseguir!</text:p>
      <text:p text:style-name="P3"/>
      <text:p text:style-name="P3">Em nome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2:45:19.692079103</meta:creation-date>
    <dc:date>2016-05-13T22:47:09.539090555</dc:date>
    <meta:editing-duration>PT1M50S</meta:editing-duration>
    <meta:editing-cycles>1</meta:editing-cycles>
    <meta:document-statistic meta:table-count="0" meta:image-count="0" meta:object-count="0" meta:page-count="1" meta:paragraph-count="28" meta:word-count="167" meta:character-count="802" meta:non-whitespace-character-count="663"/>
    <meta:generator>LibreOffice/5.1.2.2$Linux_X86_64 LibreOffice_project/10m0$Build-2</meta:generator>
  </office:meta>
</office:document-meta>
</file>